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C9999C4E5FF4104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C9999C4E5FF41041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Pilatus stelt Jezus vragen</text:span></text:p>
            <text:p text:style-name="P3"><text:span text:style-name="T2">(Johannes 18:28-40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7:39.474000000</dc:date>
    <meta:editing-duration>PT2H25M59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